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1">
          <table:table-cell table:style-name="ce16" office:value-type="date" office:date-value="2025-04-16" calcext:value-type="date">
            <text:p>2025-04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7" calcext:value-type="date">
            <text:p>2025-04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1" calcext:value-type="date">
            <text:p>2025-04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2" calcext:value-type="date">
            <text:p>2025-04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5" calcext:value-type="date">
            <text:p>2025-04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8" calcext:value-type="date">
            <text:p>2025-04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1" calcext:value-type="date">
            <text:p>2025-05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3" calcext:value-type="date">
            <text:p>2025-05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4" calcext:value-type="date">
            <text:p>2025-05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21.75" calcext:value-type="float">
            <text:p>121.7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38725490196078" calcext:value-type="float">
            <text:p>2.39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6:18:57.066795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4-15T16:20:43.959447478</dc:date>
    <meta:editing-duration>PT1H54M54S</meta:editing-duration>
    <meta:editing-cycles>56</meta:editing-cycles>
    <meta:generator>LibreOffice/24.2.7.2$Linux_X86_64 LibreOffice_project/420$Build-2</meta:generator>
    <meta:document-statistic meta:table-count="1" meta:cell-count="228" meta:object-count="0"/>
  </office:meta>
</office:document-meta>
</file>